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style:style style:name="T1" style:family="text">
      <style:text-properties fo:font-size="13pt" fo:font-weight="bold" style:font-size-asian="13pt" style:font-weight-asian="bold" style:font-size-complex="13pt"/>
    </style:style>
    <style:style style:name="T2" style:family="text">
      <style:text-properties fo:font-size="12pt" fo:font-weight="bold" style:font-size-asian="12pt" style:font-weight-asian="bold" style:font-size-complex="12pt"/>
    </style:style>
    <style:style style:name="T3"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eating a full documentation for an autonomous parcel delivery robot project involves detailing each aspect of the system, including its components, functionalities, algorithms used, and instructions for installation, usage, and customization. Below is a structured example of how such documentation could be organized:</text:p>
      <text:p text:style-name="Standard"/>
      <text:p text:style-name="Standard"><text:span text:style-name="T1">Autonomous Parcel Delivery Robot Documentation</text:span></text:p>
      <text:p text:style-name="Standard"/>
      <text:p text:style-name="Standard">Table of Contents</text:p>
      <text:p text:style-name="Standard"/>
      <text:p text:style-name="Standard">1. Introduction</text:p>
      <text:p text:style-name="Standard"><text:s text:c="3"/>- Purpose</text:p>
      <text:p text:style-name="Standard"><text:s text:c="3"/>- Features</text:p>
      <text:p text:style-name="Standard"><text:s text:c="3"/>- System Architecture Overview</text:p>
      <text:p text:style-name="Standard"/>
      <text:p text:style-name="Standard">2. Setup and Installation</text:p>
      <text:p text:style-name="Standard"><text:s text:c="3"/>- Requirements</text:p>
      <text:p text:style-name="Standard"><text:s text:c="3"/>- Installation Steps</text:p>
      <text:p text:style-name="Standard"><text:s text:c="3"/>- Dependencies</text:p>
      <text:p text:style-name="Standard"/>
      <text:p text:style-name="Standard">3. System Overview</text:p>
      <text:p text:style-name="Standard"><text:s text:c="3"/>- Components</text:p>
      <text:p text:style-name="Standard"><text:s text:c="3"/>- Sensors</text:p>
      <text:p text:style-name="Standard"><text:s text:c="3"/>- Actuators</text:p>
      <text:p text:style-name="Standard"><text:soft-page-break/><text:s text:c="3"/>- Software Architecture</text:p>
      <text:p text:style-name="Standard"/>
      <text:p text:style-name="Standard">4. Functionality</text:p>
      <text:p text:style-name="Standard"><text:s text:c="3"/>- Localization and Mapping</text:p>
      <text:p text:style-name="Standard"><text:s text:c="3"/>- Path Planning</text:p>
      <text:p text:style-name="Standard"><text:s text:c="3"/>- Motion Control</text:p>
      <text:p text:style-name="Standard"><text:s text:c="3"/>- Obstacle Avoidance</text:p>
      <text:p text:style-name="Standard"><text:s text:c="3"/>- Communication and Interface</text:p>
      <text:p text:style-name="Standard"/>
      <text:p text:style-name="Standard">5. Algorithms Used</text:p>
      <text:p text:style-name="Standard"><text:s text:c="3"/>- A* Algorithm</text:p>
      <text:p text:style-name="Standard"><text:s text:c="3"/>- PID Control</text:p>
      <text:p text:style-name="Standard"><text:s text:c="3"/>- Potential Fields Approach</text:p>
      <text:p text:style-name="Standard"><text:s text:c="3"/>- SLAM (Simultaneous Localization and Mapping)</text:p>
      <text:p text:style-name="Standard"/>
      <text:p text:style-name="Standard">6. Usage</text:p>
      <text:p text:style-name="Standard"><text:s text:c="3"/>- Launching the Simulation</text:p>
      <text:p text:style-name="Standard"><text:s text:c="3"/>- Starting the Robot Node</text:p>
      <text:p text:style-name="Standard"><text:s text:c="3"/>- Sending Navigation Goals</text:p>
      <text:p text:style-name="Standard"><text:s text:c="3"/>- Monitoring Robot Status</text:p>
      <text:p text:style-name="Standard"/>
      <text:p text:style-name="Standard"><text:soft-page-break/>7. Customization</text:p>
      <text:p text:style-name="Standard"><text:s text:c="3"/>- Modifying Path Planning Parameters</text:p>
      <text:p text:style-name="Standard"><text:s text:c="3"/>- Adding New Sensors</text:p>
      <text:p text:style-name="Standard"><text:s text:c="3"/>- Integrating Additional Features</text:p>
      <text:p text:style-name="Standard"/>
      <text:p text:style-name="Standard">8. Troubleshooting</text:p>
      <text:p text:style-name="Standard"><text:s text:c="3"/>- Common Issues</text:p>
      <text:p text:style-name="Standard"><text:s text:c="3"/>- Debugging Tips</text:p>
      <text:p text:style-name="Standard"/>
      <text:p text:style-name="Standard">9. Contributing</text:p>
      <text:p text:style-name="Standard"><text:s text:c="3"/>- How to Contribute</text:p>
      <text:p text:style-name="Standard"/>
      <text:p text:style-name="Standard"><text:span text:style-name="T2">1. Introduction</text:span></text:p>
      <text:p text:style-name="Standard"/>
      <text:p text:style-name="Standard"><text:span text:style-name="T3">Purpose</text:span></text:p>
      <text:p text:style-name="Standard"/>
      <text:p text:style-name="Standard">The autonomous parcel delivery robot project aims to demonstrate the capabilities of a robotic system capable of autonomously navigating and delivering parcels in various environments.</text:p>
      <text:p text:style-name="Standard"/>
      <text:p text:style-name="Standard"><text:span text:style-name="T3">Features</text:span></text:p>
      <text:p text:style-name="Standard"/>
      <text:p text:style-name="Standard">- Localization: Uses odometry and laser scan data for accurate localization.</text:p>
      <text:p text:style-name="Standard"><text:soft-page-break/>- Path Planning: Implements A* algorithm for efficient route planning.</text:p>
      <text:p text:style-name="Standard">- Motion Control: Utilizes PID control for precise velocity and steering control.</text:p>
      <text:p text:style-name="Standard">- Obstacle Avoidance: Implements potential fields approach to avoid dynamic obstacles.</text:p>
      <text:p text:style-name="Standard">- Communication: Communicates with external systems for receiving navigation goals and providing status updates.</text:p>
      <text:p text:style-name="Standard"/>
      <text:p text:style-name="Standard"><text:span text:style-name="T3">System Architecture Overview</text:span></text:p>
      <text:p text:style-name="Standard"/>
      <text:p text:style-name="Standard">The system comprises hardware components such as sensors (Lidar, cameras), actuators (motors, wheels), and a processing unit (computer or microcontroller). Software components include ROS (Robot Operating System) nodes for sensor data processing, path planning, and motion control.</text:p>
      <text:p text:style-name="Standard"/>
      <text:p text:style-name="Standard"><text:span text:style-name="T2">2. Setup and Installation</text:span></text:p>
      <text:p text:style-name="Standard"/>
      <text:p text:style-name="Standard"><text:span text:style-name="T3">Requirements</text:span></text:p>
      <text:p text:style-name="Standard"/>
      <text:p text:style-name="Standard">- Ubuntu 18.04 (recommended) or higher</text:p>
      <text:p text:style-name="Standard">- ROS Melodic (or later) installed and configured</text:p>
      <text:p text:style-name="Standard">- Python 2.7 or 3.x with rospy and necessary dependencies</text:p>
      <text:p text:style-name="Standard"/>
      <text:p text:style-name="Standard"><text:span text:style-name="T3">Installation Steps</text:span></text:p>
      <text:p text:style-name="Standard"/>
      <text:p text:style-name="Standard">1. ROS Installation: Follow ROS installation instructions for your Ubuntu version.</text:p>
      <text:p text:style-name="Standard">2. Clone Repository: Clone the project repository into your ROS workspace (`catkin_ws/src`).</text:p>
      <text:p text:style-name="Standard"><text:soft-page-break/>3. Build Package: Use `catkin_make` to build the ROS package.</text:p>
      <text:p text:style-name="Standard">4. Install Dependencies: Install required Python dependencies using `pip`.</text:p>
      <text:p text:style-name="Standard"/>
      <text:p text:style-name="Standard"><text:span text:style-name="T3">Dependencies</text:span></text:p>
      <text:p text:style-name="Standard"/>
      <text:p text:style-name="Standard">- ROS (Melodic or later)</text:p>
      <text:p text:style-name="Standard">- Python packages: `rospy`, `numpy`, etc. (detailed in `requirements.txt`)</text:p>
      <text:p text:style-name="Standard"/>
      <text:p text:style-name="Standard"><text:span text:style-name="T2">3. System Overview</text:span></text:p>
      <text:p text:style-name="Standard"/>
      <text:p text:style-name="Standard"><text:span text:style-name="T3">Components</text:span></text:p>
      <text:p text:style-name="Standard"/>
      <text:p text:style-name="Standard">- Sensors: Includes Lidar, RGB-D cameras, GPS, IMU.</text:p>
      <text:p text:style-name="Standard">- Actuators: Motors for wheels, steering mechanism, brakes.</text:p>
      <text:p text:style-name="Standard">- Processing Unit: Computer or microcontroller for sensor data processing and decision-making.</text:p>
      <text:p text:style-name="Standard"/>
      <text:p text:style-name="Standard"><text:span text:style-name="T3">Software Architecture</text:span></text:p>
      <text:p text:style-name="Standard"/>
      <text:p text:style-name="Standard">The software architecture is based on ROS nodes communicating via topics for sensor data, control commands, and navigation goals.</text:p>
      <text:p text:style-name="Standard"/>
      <text:p text:style-name="Standard"><text:span text:style-name="T2">4. Functionality</text:span></text:p>
      <text:p text:style-name="Standard"><text:soft-page-break/></text:p>
      <text:p text:style-name="Standard"><text:span text:style-name="T3">Localization and Mappin</text:span>g</text:p>
      <text:p text:style-name="Standard"/>
      <text:p text:style-name="Standard">- Uses odometry and laser scan data for real-time localization.</text:p>
      <text:p text:style-name="Standard">- Maps the environment using SLAM (Simultaneous Localization and Mapping) techniques.</text:p>
      <text:p text:style-name="Standard"/>
      <text:p text:style-name="Standard"><text:span text:style-name="T3">Path Planning</text:span></text:p>
      <text:p text:style-name="Standard"/>
      <text:p text:style-name="Standard">- Implements A* algorithm to find the optimal path from start to goal considering obstacles.</text:p>
      <text:p text:style-name="Standard"/>
      <text:p text:style-name="Standard"><text:span text:style-name="T3">Motion Control</text:span></text:p>
      <text:p text:style-name="Standard"/>
      <text:p text:style-name="Standard">- Uses PID control to regulate velocity and steering for smooth movement.</text:p>
      <text:p text:style-name="Standard"/>
      <text:p text:style-name="Standard"><text:span text:style-name="T3">Obstacle Avoidance</text:span></text:p>
      <text:p text:style-name="Standard"/>
      <text:p text:style-name="Standard">- Utilizes potential fields approach to navigate around static and dynamic obstacles.</text:p>
      <text:p text:style-name="Standard"/>
      <text:p text:style-name="Standard"><text:span text:style-name="T3">Communication and Interface</text:span></text:p>
      <text:p text:style-name="Standard"/>
      <text:p text:style-name="Standard">- Communicates with external systems via ROS topics for navigation commands and status updates.</text:p>
      <text:p text:style-name="Standard"><text:soft-page-break/></text:p>
      <text:p text:style-name="Standard"><text:span text:style-name="T2">5. Algorithms Used</text:span></text:p>
      <text:p text:style-name="Standard"/>
      <text:p text:style-name="Standard"><text:span text:style-name="T3">A* Algorithm</text:span></text:p>
      <text:p text:style-name="Standard"/>
      <text:p text:style-name="Standard">- Finds the shortest path in a grid-based map using heuristic and cost functions.</text:p>
      <text:p text:style-name="Standard"/>
      <text:p text:style-name="Standard"><text:span text:style-name="T3">PID Control</text:span></text:p>
      <text:p text:style-name="Standard"/>
      <text:p text:style-name="Standard">- Calculates motor commands based on proportional, integral, and derivative terms to achieve desired velocity and maintain stability.</text:p>
      <text:p text:style-name="Standard"/>
      <text:p text:style-name="Standard"><text:span text:style-name="T3">Potential Fields Approach</text:span></text:p>
      <text:p text:style-name="Standard"/>
      <text:p text:style-name="Standard">- Generates attractive and repulsive forces to steer the robot towards the goal while avoiding obstacles.</text:p>
      <text:p text:style-name="Standard"/>
      <text:p text:style-name="Standard"><text:span text:style-name="T3">SLAM (Simultaneous Localization and Mapping)</text:span></text:p>
      <text:p text:style-name="Standard"/>
      <text:p text:style-name="Standard">- Builds and updates a map of the environment while simultaneously estimating the robot's pose.</text:p>
      <text:p text:style-name="Standard"/>
      <text:p text:style-name="Standard"><text:span text:style-name="T2">6. Usage</text:span></text:p>
      <text:p text:style-name="Standard"/>
      <text:p text:style-name="Standard"><text:soft-page-break/><text:span text:style-name="T3">Launching the Simulation</text:span></text:p>
      <text:p text:style-name="Standard"/>
      <text:p text:style-name="Standard">- Use `roslaunch` command to launch the simulated environment (e.g., Gazebo).</text:p>
      <text:p text:style-name="Standard"/>
      <text:p text:style-name="Standard"><text:span text:style-name="T3">Starting the Robot Node</text:span></text:p>
      <text:p text:style-name="Standard"/>
      <text:p text:style-name="Standard">- Run the main node (`parcel_delivery_robot.py`) to start autonomous navigation.</text:p>
      <text:p text:style-name="Standard"/>
      <text:p text:style-name="Standard"><text:span text:style-name="T3">Sending Navigation Goals</text:span></text:p>
      <text:p text:style-name="Standard"/>
      <text:p text:style-name="Standard">- Publish navigation goals to the `/goal_position` topic to command the robot's movement.</text:p>
      <text:p text:style-name="Standard"/>
      <text:p text:style-name="Standard"><text:span text:style-name="T3">Monitoring Robot Status</text:span></text:p>
      <text:p text:style-name="Standard"/>
      <text:p text:style-name="Standard">- Use ROS tools like RViz to visualize sensor data and monitor robot trajectory.</text:p>
      <text:p text:style-name="Standard"/>
      <text:p text:style-name="Standard"><text:span text:style-name="T2">7. Customization</text:span></text:p>
      <text:p text:style-name="Standard"/>
      <text:p text:style-name="Standard"><text:span text:style-name="T3">Modifying Path Planning Parameters</text:span></text:p>
      <text:p text:style-name="Standard"/>
      <text:p text:style-name="Standard">- Adjust A* algorithm parameters for different environments or mission requirements.</text:p>
      <text:p text:style-name="Standard"><text:soft-page-break/></text:p>
      <text:p text:style-name="Standard"><text:span text:style-name="T3">Adding New Sensors</text:span></text:p>
      <text:p text:style-name="Standard"/>
      <text:p text:style-name="Standard">- Integrate additional sensors (e.g., ultrasonic sensors) for enhanced perception.</text:p>
      <text:p text:style-name="Standard"/>
      <text:p text:style-name="Standard"><text:span text:style-name="T3">Integrating Additional Features</text:span></text:p>
      <text:p text:style-name="Standard"/>
      <text:p text:style-name="Standard">- Extend functionality for specific tasks such as parcel pickup and drop-off.</text:p>
      <text:p text:style-name="Standard"/>
      <text:p text:style-name="Standard"><text:span text:style-name="T2">8. Troubleshooting</text:span></text:p>
      <text:p text:style-name="Standard"/>
      <text:p text:style-name="Standard"><text:span text:style-name="T3">Common Issues</text:span></text:p>
      <text:p text:style-name="Standard"/>
      <text:p text:style-name="Standard">- Address common issues related to ROS installation, dependencies, and simulation setup.</text:p>
      <text:p text:style-name="Standard"/>
      <text:p text:style-name="Standard"><text:span text:style-name="T3">Debugging Tips</text:span></text:p>
      <text:p text:style-name="Standard"/>
      <text:p text:style-name="Standard">- Use ROS logging (`rospy.loginfo`, `rospy.logwarn`) for debugging and troubleshooting.</text:p>
      <text:p text:style-name="Standard"/>
      <text:p text:style-name="Standard">9. <text:span text:style-name="T2">Contributing</text:span></text:p>
      <text:p text:style-name="Standard"/>
      <text:p text:style-name="Standard"><text:soft-page-break/><text:span text:style-name="T3">How to Contribute</text:span></text:p>
      <text:p text:style-name="Standard"/>
      <text:p text:style-name="Standard">- Fork the repository, make changes, and submit a pull request for review.</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0" meta:paragraph-count="117" meta:word-count="758" meta:character-count="5391" meta:non-whitespace-character-count="4663"/>
    <meta:generator>LibreOfficeDev/6.0.5.2$Linux_X86_64 LibreOffice_project/</meta:generator>
  </office:meta>
</office:document-meta>
</file>